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text-properties officeooo:rsid="00188b3b" officeooo:paragraph-rsid="00188b3b"/>
    </style:style>
    <style:style style:name="P2" style:family="paragraph" style:parent-style-name="List_20_Paragraph">
      <style:text-properties officeooo:rsid="00345778" officeooo:paragraph-rsid="00345778"/>
    </style:style>
    <style:style style:name="P3" style:family="paragraph" style:parent-style-name="List_20_Paragraph">
      <style:text-properties officeooo:rsid="0019c5a8" officeooo:paragraph-rsid="0019c5a8"/>
    </style:style>
    <style:style style:name="P4" style:family="paragraph" style:parent-style-name="List_20_Paragraph">
      <style:text-properties fo:color="#ff0000" loext:opacity="100%" officeooo:rsid="0019c5a8" officeooo:paragraph-rsid="0019c5a8"/>
    </style:style>
    <style:style style:name="P5" style:family="paragraph" style:parent-style-name="List_20_Paragraph">
      <style:text-properties fo:color="#ff0000" loext:opacity="100%" officeooo:rsid="0019faf3" officeooo:paragraph-rsid="0019faf3"/>
    </style:style>
    <style:style style:name="P6" style:family="paragraph" style:parent-style-name="List_20_Paragraph">
      <style:text-properties officeooo:rsid="0019faf3" officeooo:paragraph-rsid="0019faf3"/>
    </style:style>
    <style:style style:name="P7" style:family="paragraph" style:parent-style-name="List_20_Paragraph">
      <style:text-properties officeooo:rsid="001c46bf" officeooo:paragraph-rsid="002b54ee"/>
    </style:style>
    <style:style style:name="P8" style:family="paragraph" style:parent-style-name="List_20_Paragraph">
      <style:text-properties officeooo:rsid="001c46bf" officeooo:paragraph-rsid="001c46bf"/>
    </style:style>
    <style:style style:name="P9" style:family="paragraph" style:parent-style-name="List_20_Paragraph">
      <style:text-properties fo:color="#00a933" loext:opacity="100%" officeooo:rsid="001c46bf" officeooo:paragraph-rsid="001c46bf"/>
    </style:style>
    <style:style style:name="P10" style:family="paragraph" style:parent-style-name="List_20_Paragraph">
      <style:text-properties fo:color="#000000" loext:opacity="100%" officeooo:rsid="003d1c6f" officeooo:paragraph-rsid="003d1c6f"/>
    </style:style>
    <style:style style:name="P11" style:family="paragraph" style:parent-style-name="List_20_Paragraph">
      <style:text-properties officeooo:rsid="0019c5a8" officeooo:paragraph-rsid="001c46bf"/>
    </style:style>
    <style:style style:name="P12" style:family="paragraph" style:parent-style-name="List_20_Paragraph">
      <style:text-properties fo:color="#00a933" loext:opacity="100%" officeooo:rsid="0019c5a8" officeooo:paragraph-rsid="001c46bf"/>
    </style:style>
    <style:style style:name="P13" style:family="paragraph" style:parent-style-name="List_20_Paragraph">
      <style:text-properties officeooo:rsid="003d1c6f" officeooo:paragraph-rsid="003d1c6f"/>
    </style:style>
    <style:style style:name="P14" style:family="paragraph" style:parent-style-name="List_20_Paragraph">
      <style:text-properties fo:color="#00a933" loext:opacity="100%" officeooo:rsid="00345778" officeooo:paragraph-rsid="00345778"/>
    </style:style>
    <style:style style:name="P15" style:family="paragraph" style:parent-style-name="List_20_Paragraph">
      <style:text-properties fo:color="#00a933" loext:opacity="100%" officeooo:rsid="0037aa50" officeooo:paragraph-rsid="003a9ebe"/>
    </style:style>
    <style:style style:name="P16" style:family="paragraph" style:parent-style-name="List_20_Paragraph">
      <style:text-properties fo:color="#000000" loext:opacity="100%" officeooo:rsid="003d1c6f" officeooo:paragraph-rsid="00345778"/>
    </style:style>
    <style:style style:name="P17" style:family="paragraph" style:parent-style-name="List_20_Paragraph">
      <style:text-properties fo:color="#000000" loext:opacity="100%" officeooo:rsid="00345778" officeooo:paragraph-rsid="00345778"/>
    </style:style>
    <style:style style:name="P18" style:family="paragraph" style:parent-style-name="List_20_Paragraph">
      <style:text-properties officeooo:rsid="002e4b8f" officeooo:paragraph-rsid="002e4b8f"/>
    </style:style>
    <style:style style:name="P19" style:family="paragraph" style:parent-style-name="List_20_Paragraph">
      <style:text-properties officeooo:rsid="00313a1a" officeooo:paragraph-rsid="00313a1a"/>
    </style:style>
    <style:style style:name="P20" style:family="paragraph" style:parent-style-name="List_20_Paragraph">
      <style:text-properties officeooo:rsid="002f84ab" officeooo:paragraph-rsid="002f84ab"/>
    </style:style>
    <style:style style:name="P21" style:family="paragraph" style:parent-style-name="List_20_Paragraph">
      <style:text-properties officeooo:rsid="0037aa50" officeooo:paragraph-rsid="002f84a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49104"/>
    </style:style>
    <style:style style:name="T3" style:family="text">
      <style:text-properties officeooo:rsid="0019faf3"/>
    </style:style>
    <style:style style:name="T4" style:family="text">
      <style:text-properties officeooo:rsid="002e4b8f"/>
    </style:style>
    <style:style style:name="T5" style:family="text">
      <style:text-properties officeooo:rsid="0025e918"/>
    </style:style>
    <style:style style:name="T6" style:family="text">
      <style:text-properties officeooo:rsid="00314d34"/>
    </style:style>
    <style:style style:name="T7" style:family="text">
      <style:text-properties officeooo:rsid="0031d2e5"/>
    </style:style>
    <style:style style:name="T8" style:family="text">
      <style:text-properties officeooo:rsid="0023edf0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officeooo:rsid="00349e2e"/>
    </style:style>
    <style:style style:name="T11" style:family="text">
      <style:text-properties officeooo:rsid="00345778"/>
    </style:style>
    <style:style style:name="T12" style:family="text">
      <style:text-properties officeooo:rsid="002c5754"/>
    </style:style>
    <style:style style:name="T13" style:family="text">
      <style:text-properties officeooo:rsid="002c9743"/>
    </style:style>
    <style:style style:name="T14" style:family="text">
      <style:text-properties officeooo:rsid="00375e90"/>
    </style:style>
    <style:style style:name="T15" style:family="text">
      <style:text-properties officeooo:rsid="002cbdd4"/>
    </style:style>
    <style:style style:name="T16" style:family="text">
      <style:text-properties fo:color="#ff0000" loext:opacity="100%" officeooo:rsid="001aa5be"/>
    </style:style>
    <style:style style:name="T17" style:family="text">
      <style:text-properties officeooo:rsid="001aa5be"/>
    </style:style>
    <style:style style:name="T18" style:family="text">
      <style:text-properties officeooo:rsid="001c46bf"/>
    </style:style>
    <style:style style:name="T19" style:family="text">
      <style:text-properties fo:color="#ff0000" loext:opacity="100%" officeooo:rsid="002b54ee"/>
    </style:style>
    <style:style style:name="T20" style:family="text">
      <style:text-properties officeooo:rsid="0032df62"/>
    </style:style>
    <style:style style:name="T21" style:family="text">
      <style:text-properties fo:color="#ff0000" loext:opacity="100%" officeooo:rsid="001e03f0"/>
    </style:style>
    <style:style style:name="T22" style:family="text">
      <style:text-properties officeooo:rsid="002b54ee"/>
    </style:style>
    <style:style style:name="T23" style:family="text">
      <style:text-properties officeooo:rsid="002b673b"/>
    </style:style>
    <style:style style:name="T24" style:family="text">
      <style:text-properties officeooo:rsid="0025da76"/>
    </style:style>
    <style:style style:name="T25" style:family="text">
      <style:text-properties officeooo:rsid="001ed82e"/>
    </style:style>
    <style:style style:name="T26" style:family="text">
      <style:text-properties officeooo:rsid="0020ccc5"/>
    </style:style>
    <style:style style:name="T27" style:family="text">
      <style:text-properties officeooo:rsid="0021aab6"/>
    </style:style>
    <style:style style:name="T28" style:family="text">
      <style:text-properties officeooo:rsid="003bb74a"/>
    </style:style>
    <style:style style:name="T29" style:family="text">
      <style:text-properties officeooo:rsid="0038beb2"/>
    </style:style>
    <style:style style:name="T30" style:family="text">
      <style:text-properties officeooo:rsid="002fa8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éer un questionnaire selon une liste de compétence + niveau</text:h>
      <text:p text:style-name="P1" loext:marker-style-name="T1">créer le questionnaire :</text:p>
      <text:p text:style-name="P1" loext:marker-style-name="T1">paramétr<text:span text:style-name="T2">e</text:span>s :(<text:span text:style-name="T3">ArrayList&lt;</text:span><text:span text:style-name="T4">String</text:span>&gt; <text:span text:style-name="T3">compétence</text:span>,niveau)</text:p>
      <text:p text:style-name="P2" loext:marker-style-name="T1">effectue un trie sur la BDD pour récupérer les énigmes en fonction des compétences et niveau</text:p>
      <text:p text:style-name="P3" loext:marker-style-name="T1">retourne:<text:span text:style-name="T5">(</text:span><text:span text:style-name="T6">obje</text:span><text:span text:style-name="T7">c</text:span><text:span text:style-name="T6">t</text:span> Questionnaire<text:span text:style-name="T5">)</text:span></text:p>
      <text:p text:style-name="P3" loext:marker-style-name="T1"/>
      <text:p text:style-name="P3" loext:marker-style-name="T1">question<text:span text:style-name="T8">s</text:span> :</text:p>
      <text:p text:style-name="P3" loext:marker-style-name="T1">-<text:span text:style-name="T9"> </text:span><text:span text:style-name="T10">est ce qu’on récupére compétence et niveau via le front ?</text:span></text:p>
      <text:p text:style-name="P4" loext:marker-style-name="T1">- <text:span text:style-name="T11">on créé plusieurs questionnaires en fonction du nombre de compétences ?</text:span></text:p>
      <text:p text:style-name="P5" loext:marker-style-name="T1">- o<text:span text:style-name="T12">n sélectionne </text:span>compétence <text:s/><text:span text:style-name="T13">et </text:span>niveau en fonction de <text:span text:style-name="T14">la page</text:span> ou de <text:span text:style-name="T15">l’id</text:span> du collaborateur ?</text:p>
      <text:p text:style-name="P6" loext:marker-style-name="T1">- <text:span text:style-name="T16">peut prendre plusieurs compétences et niveau en même temps ?</text:span></text:p>
      <text:p text:style-name="P5" loext:marker-style-name="T1">- <text:span text:style-name="T17">est ce qu’on prend l’id du collaborateur lors de la création ou est ce qu’on fait sans id </text:span><text:span text:style-name="T18">et on <text:s text:c="2"/>crée un id pour le questionnaire uniquement ?</text:span></text:p>
      <text:p text:style-name="P7" loext:marker-style-name="T1">- <text:span text:style-name="T19">est ce qu’on stocke ce questionnaire dans une liste de questionnaires le temps que le collaborateur y réponde pour ensuite le supprimer ou le stocker une fois le questionnaire rempli ?</text:span></text:p>
      <text:p text:style-name="P4" loext:marker-style-name="T1"/>
      <text:h text:style-name="Heading_20_2" text:outline-level="2">Envoi un Lien d’accès au questionnaire à un collaborateur :</text:h>
      <text:p text:style-name="P3" loext:marker-style-name="T1">envoi du lien :</text:p>
      <text:p text:style-name="P3" loext:marker-style-name="T1">paramétr<text:span text:style-name="T2">e</text:span>s:(<text:span text:style-name="T20">Object</text:span> Questionnaire)</text:p>
      <text:p text:style-name="P3" loext:marker-style-name="T1">retourne:String link</text:p>
      <text:p text:style-name="P3" loext:marker-style-name="T1"/>
      <text:p text:style-name="P3" loext:marker-style-name="T1">question<text:span text:style-name="T8">s</text:span> :</text:p>
      <text:p text:style-name="P8" loext:marker-style-name="T1">- <text:span text:style-name="T9">est ce qu’on prend l’id du questionnaire pour créer le lien ?</text:span><text:span text:style-name="T21">(si le questionnaire a un id) sinon qu’est ce qu’on prend</text:span></text:p>
      <text:p text:style-name="P8" loext:marker-style-name="T1">- <text:span text:style-name="T19">est ce qu’on stocke ce questionnaire dans une liste de questionnaires le temps que le collaborateur y réponde pour ensuite le supprimer ou le stocker une fois le questionnaire rempli ?</text:span></text:p>
      <text:p text:style-name="P9" loext:marker-style-name="T1">- <text:span text:style-name="T22">est ce qu’on envoie le mail avec l’id du formateur ou u</text:span><text:span text:style-name="T23">ne adresse mail renseigné ?</text:span></text:p>
      <text:p text:style-name="P10" loext:marker-style-name="T1">Adresse standard</text:p>
      <text:h text:style-name="Heading_20_2" text:outline-level="2">Lister les questionnaire possibles pour une liste de compétence + niveau</text:h>
      <text:p text:style-name="P3" loext:marker-style-name="T1">Lister les questionnaires :</text:p>
      <text:p text:style-name="P3" loext:marker-style-name="T1">paramétr<text:span text:style-name="T2">e</text:span>s :(<text:span text:style-name="T11">ArrayList&lt;String&gt;</text:span>compétence+niveau)</text:p>
      <text:p text:style-name="P3" loext:marker-style-name="T1">retourne:(<text:span text:style-name="T11">Object</text:span> <text:span text:style-name="T24">Questionnaire</text:span>)</text:p>
      <text:p text:style-name="P3" loext:marker-style-name="T1"/>
      <text:p text:style-name="P3" loext:marker-style-name="T1">question<text:span text:style-name="T8">s</text:span> :</text:p>
      <text:p text:style-name="P11" loext:marker-style-name="T1">- <text:span text:style-name="T16">peut prendre plusieurs compétences et niveau en même temps ?</text:span></text:p>
      <text:p text:style-name="P12" loext:marker-style-name="T1">- <text:span text:style-name="T25">est ce qu’on retourne un seul questionnaire composés de toutes les énigmes compatibles avec le ou les niveaux et la ou les compétences .Ou on retourne plusieurs questionnaire avec </text:span><text:span text:style-name="T26">ch</text:span><text:span text:style-name="T25">acun des combinaisons d’</text:span><text:span text:style-name="T26">éni</text:span><text:span text:style-name="T27">g</text:span><text:span text:style-name="T26">mes différentes toujours en accord avec la ou les compétence et le ou les niveaux.</text:span></text:p>
      <text:p text:style-name="P13" loext:marker-style-name="T1">Retourne un nombre de questionnaire possible</text:p>
      <text:p text:style-name="P2" loext:marker-style-name="T1"/>
      <text:p text:style-name="P2" loext:marker-style-name="T1"/>
      <text:p text:style-name="P2" loext:marker-style-name="T1"><text:soft-page-break/></text:p>
      <text:p text:style-name="P2" loext:marker-style-name="T1"/>
      <text:p text:style-name="P14" loext:marker-style-name="T1">Qu’est ce qu’un questionnaire ?</text:p>
      <text:p text:style-name="P14" loext:marker-style-name="T1"/>
      <text:p text:style-name="P15" loext:marker-style-name="T1">n<text:span text:style-name="T28">ombres</text:span> d’éni<text:span text:style-name="T29">g</text:span>mes dans un questionnaire ?</text:p>
      <text:p text:style-name="P16" loext:marker-style-name="T1">30</text:p>
      <text:p text:style-name="P17" loext:marker-style-name="T1"/>
      <text:p text:style-name="P2" loext:marker-style-name="T1"/>
      <text:p text:style-name="P2" loext:marker-style-name="T1"/>
      <text:p text:style-name="P18" loext:marker-style-name="T1">Objet Questionnaire :</text:p>
      <text:p text:style-name="P19" loext:marker-style-name="T1">id </text:p>
      <text:p text:style-name="P20" loext:marker-style-name="T1">list&lt;eni<text:span text:style-name="T30">g</text:span>m&gt; enigmes<text:span text:style-name="T11">(trié par niveau et compétence)</text:span></text:p>
      <text:p text:style-name="P20" loext:marker-style-name="T1"/>
      <text:p text:style-name="P2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09:32:15.707070600</meta:creation-date>
    <dc:date>2025-05-02T16:37:13.946919200</dc:date>
    <meta:editing-duration>PT6H53M4S</meta:editing-duration>
    <meta:editing-cycles>37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5" meta:word-count="352" meta:character-count="2165" meta:non-whitespace-character-count="1844"/>
  </office:meta>
</office:document-meta>
</file>